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15.2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253658536585366" calcext:value-type="float">
            <text:p>0.2536585365853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2554744525547445]</text:p>
          </table:table-cell>
          <table:table-cell office:value-type="string" calcext:value-type="string">
            <text:p>[2]</text:p>
          </table:table-cell>
          <table:table-cell office:value-type="float" office:value="0.0823819817618819" calcext:value-type="float">
            <text:p>0.082381981761882</text:p>
          </table:table-cell>
          <table:table-cell office:value-type="float" office:value="0.078714859437751" calcext:value-type="float">
            <text:p>0.078714859437751</text:p>
          </table:table-cell>
          <table:table-cell office:value-type="float" office:value="0.236144578313253" calcext:value-type="float">
            <text:p>0.236144578313253</text:p>
          </table:table-cell>
          <table:table-cell office:value-type="float" office:value="0.0841584158415842" calcext:value-type="float">
            <text:p>0.084158415841584</text:p>
          </table:table-cell>
          <table:table-cell office:value-type="float" office:value="0.252475247524752" calcext:value-type="float">
            <text:p>0.252475247524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654651768193" calcext:value-type="float">
            <text:p>0.166654651768193</text:p>
          </table:table-cell>
          <table:table-cell office:value-type="float" office:value="0.253658536585366" calcext:value-type="float">
            <text:p>0.253658536585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351758793969849" calcext:value-type="float">
            <text:p>0.35175879396984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3722627737226277]</text:p>
          </table:table-cell>
          <table:table-cell office:value-type="string" calcext:value-type="string">
            <text:p>[4]</text:p>
          </table:table-cell>
          <table:table-cell office:value-type="float" office:value="0.209957285339578" calcext:value-type="float">
            <text:p>0.209957285339578</text:p>
          </table:table-cell>
          <table:table-cell office:value-type="float" office:value="0.205870287040242" calcext:value-type="float">
            <text:p>0.205870287040242</text:p>
          </table:table-cell>
          <table:table-cell office:value-type="float" office:value="0.313084112149533" calcext:value-type="float">
            <text:p>0.313084112149533</text:p>
          </table:table-cell>
          <table:table-cell office:value-type="float" office:value="0.101092896174863" calcext:value-type="float">
            <text:p>0.101092896174863</text:p>
          </table:table-cell>
          <table:table-cell office:value-type="float" office:value="0.30327868852459" calcext:value-type="float">
            <text:p>0.30327868852459</text:p>
          </table:table-cell>
          <table:table-cell office:value-type="float" office:value="0.327310402587651" calcext:value-type="float">
            <text:p>0.327310402587651</text:p>
          </table:table-cell>
          <table:table-cell office:value-type="float" office:value="0.351758793969849" calcext:value-type="float">
            <text:p>0.351758793969849</text:p>
          </table:table-cell>
          <table:table-cell office:value-type="float" office:value="0.205555555555556" calcext:value-type="float">
            <text:p>0.205555555555556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341801385681293" calcext:value-type="float">
            <text:p>0.3418013856812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30656934306569344]</text:p>
          </table:table-cell>
          <table:table-cell office:value-type="string" calcext:value-type="string">
            <text:p>[3]</text:p>
          </table:table-cell>
          <table:table-cell office:value-type="float" office:value="0.273940201336296" calcext:value-type="float">
            <text:p>0.273940201336296</text:p>
          </table:table-cell>
          <table:table-cell office:value-type="float" office:value="0.220213988463813" calcext:value-type="float">
            <text:p>0.220213988463813</text:p>
          </table:table-cell>
          <table:table-cell office:value-type="float" office:value="0.341801385681293" calcext:value-type="float">
            <text:p>0.341801385681293</text:p>
          </table:table-cell>
          <table:table-cell office:value-type="float" office:value="0.324745137729057" calcext:value-type="float">
            <text:p>0.324745137729057</text:p>
          </table:table-cell>
          <table:table-cell office:value-type="float" office:value="0.34032634032634" calcext:value-type="float">
            <text:p>0.34032634032634</text:p>
          </table:table-cell>
          <table:table-cell office:value-type="float" office:value="0.33553351705502" calcext:value-type="float">
            <text:p>0.33553351705502</text:p>
          </table:table-cell>
          <table:table-cell office:value-type="float" office:value="0.341232227488152" calcext:value-type="float">
            <text:p>0.341232227488152</text:p>
          </table:table-cell>
          <table:table-cell office:value-type="float" office:value="0.215268162097295" calcext:value-type="float">
            <text:p>0.215268162097295</text:p>
          </table:table-cell>
          <table:table-cell office:value-type="float" office:value="0.326963906581741" calcext:value-type="float">
            <text:p>0.3269639065817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478632478632479" calcext:value-type="float">
            <text:p>0.4786324786324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077669902912621]</text:p>
          </table:table-cell>
          <table:table-cell office:value-type="string" calcext:value-type="string">
            <text:p>[7]</text:p>
          </table:table-cell>
          <table:table-cell office:value-type="float" office:value="0.461325587724954" calcext:value-type="float">
            <text:p>0.461325587724954</text:p>
          </table:table-cell>
          <table:table-cell office:value-type="float" office:value="0.457200256994792" calcext:value-type="float">
            <text:p>0.457200256994792</text:p>
          </table:table-cell>
          <table:table-cell office:value-type="float" office:value="0.462845010615711" calcext:value-type="float">
            <text:p>0.462845010615711</text:p>
          </table:table-cell>
          <table:table-cell office:value-type="float" office:value="0.459826229219359" calcext:value-type="float">
            <text:p>0.459826229219359</text:p>
          </table:table-cell>
          <table:table-cell office:value-type="float" office:value="0.475374732334047" calcext:value-type="float">
            <text:p>0.475374732334047</text:p>
          </table:table-cell>
          <table:table-cell office:value-type="float" office:value="0.46797192827666" calcext:value-type="float">
            <text:p>0.46797192827666</text:p>
          </table:table-cell>
          <table:table-cell office:value-type="float" office:value="0.478632478632479" calcext:value-type="float">
            <text:p>0.478632478632479</text:p>
          </table:table-cell>
          <table:table-cell office:value-type="float" office:value="0.460303936409008" calcext:value-type="float">
            <text:p>0.460303936409008</text:p>
          </table:table-cell>
          <table:table-cell office:value-type="float" office:value="0.475374732334047" calcext:value-type="float">
            <text:p>0.4753747323340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536382536382536" calcext:value-type="float">
            <text:p>0.5363825363825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520884520884521]</text:p>
          </table:table-cell>
          <table:table-cell office:value-type="string" calcext:value-type="string">
            <text:p>[10]</text:p>
          </table:table-cell>
          <table:table-cell office:value-type="float" office:value="0.513568030097371" calcext:value-type="float">
            <text:p>0.513568030097371</text:p>
          </table:table-cell>
          <table:table-cell office:value-type="float" office:value="0.517373429619142" calcext:value-type="float">
            <text:p>0.517373429619142</text:p>
          </table:table-cell>
          <table:table-cell office:value-type="float" office:value="0.536382536382536" calcext:value-type="float">
            <text:p>0.536382536382536</text:p>
          </table:table-cell>
          <table:table-cell office:value-type="float" office:value="0.503999555846922" calcext:value-type="float">
            <text:p>0.503999555846922</text:p>
          </table:table-cell>
          <table:table-cell office:value-type="float" office:value="0.508411214953271" calcext:value-type="float">
            <text:p>0.508411214953271</text:p>
          </table:table-cell>
          <table:table-cell office:value-type="float" office:value="0.51638613440359" calcext:value-type="float">
            <text:p>0.51638613440359</text:p>
          </table:table-cell>
          <table:table-cell office:value-type="float" office:value="0.523326572008114" calcext:value-type="float">
            <text:p>0.523326572008114</text:p>
          </table:table-cell>
          <table:table-cell office:value-type="float" office:value="0.51651300051983" calcext:value-type="float">
            <text:p>0.51651300051983</text:p>
          </table:table-cell>
          <table:table-cell office:value-type="float" office:value="0.53469387755102" calcext:value-type="float">
            <text:p>0.53469387755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9106280193236715]</text:p>
          </table:table-cell>
          <table:table-cell office:value-type="string" calcext:value-type="string">
            <text:p>[37]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481481481481482" calcext:value-type="float">
            <text:p>0.4814814814814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3956834532374101]</text:p>
          </table:table-cell>
          <table:table-cell office:value-type="string" calcext:value-type="string">
            <text:p>[8]</text:p>
          </table:table-cell>
          <table:table-cell office:value-type="float" office:value="0.467443140829972" calcext:value-type="float">
            <text:p>0.467443140829972</text:p>
          </table:table-cell>
          <table:table-cell office:value-type="float" office:value="0.471734438103994" calcext:value-type="float">
            <text:p>0.471734438103994</text:p>
          </table:table-cell>
          <table:table-cell office:value-type="float" office:value="0.481481481481482" calcext:value-type="float">
            <text:p>0.481481481481482</text:p>
          </table:table-cell>
          <table:table-cell office:value-type="float" office:value="0.46446774271201" calcext:value-type="float">
            <text:p>0.46446774271201</text:p>
          </table:table-cell>
          <table:table-cell office:value-type="float" office:value="0.472589792060491" calcext:value-type="float">
            <text:p>0.472589792060491</text:p>
          </table:table-cell>
          <table:table-cell office:value-type="float" office:value="0.465105844427169" calcext:value-type="float">
            <text:p>0.465105844427169</text:p>
          </table:table-cell>
          <table:table-cell office:value-type="float" office:value="0.468809073724007" calcext:value-type="float">
            <text:p>0.468809073724007</text:p>
          </table:table-cell>
          <table:table-cell office:value-type="float" office:value="0.468464538076716" calcext:value-type="float">
            <text:p>0.468464538076716</text:p>
          </table:table-cell>
          <table:table-cell office:value-type="float" office:value="0.47085201793722" calcext:value-type="float">
            <text:p>0.470852017937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525458248472505" calcext:value-type="float">
            <text:p>0.5254582484725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344660194174757]</text:p>
          </table:table-cell>
          <table:table-cell office:value-type="string" calcext:value-type="string">
            <text:p>[6]</text:p>
          </table:table-cell>
          <table:table-cell office:value-type="float" office:value="0.504709312856242" calcext:value-type="float">
            <text:p>0.504709312856242</text:p>
          </table:table-cell>
          <table:table-cell office:value-type="float" office:value="0.505445770914428" calcext:value-type="float">
            <text:p>0.505445770914428</text:p>
          </table:table-cell>
          <table:table-cell office:value-type="float" office:value="0.525458248472505" calcext:value-type="float">
            <text:p>0.525458248472505</text:p>
          </table:table-cell>
          <table:table-cell office:value-type="float" office:value="0.501775526503709" calcext:value-type="float">
            <text:p>0.501775526503709</text:p>
          </table:table-cell>
          <table:table-cell office:value-type="float" office:value="0.518218623481781" calcext:value-type="float">
            <text:p>0.518218623481781</text:p>
          </table:table-cell>
          <table:table-cell office:value-type="float" office:value="0.513735847256178" calcext:value-type="float">
            <text:p>0.513735847256178</text:p>
          </table:table-cell>
          <table:table-cell office:value-type="float" office:value="0.524590163934426" calcext:value-type="float">
            <text:p>0.524590163934426</text:p>
          </table:table-cell>
          <table:table-cell office:value-type="float" office:value="0.497880106750651" calcext:value-type="float">
            <text:p>0.497880106750651</text:p>
          </table:table-cell>
          <table:table-cell office:value-type="float" office:value="0.511247443762781" calcext:value-type="float">
            <text:p>0.5112474437627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507276507276507" calcext:value-type="float">
            <text:p>0.507276507276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176904176904177]</text:p>
          </table:table-cell>
          <table:table-cell office:value-type="string" calcext:value-type="string">
            <text:p>[8]</text:p>
          </table:table-cell>
          <table:table-cell office:value-type="float" office:value="0.487620866759859" calcext:value-type="float">
            <text:p>0.487620866759859</text:p>
          </table:table-cell>
          <table:table-cell office:value-type="float" office:value="0.496815918211267" calcext:value-type="float">
            <text:p>0.496815918211267</text:p>
          </table:table-cell>
          <table:table-cell office:value-type="float" office:value="0.507276507276507" calcext:value-type="float">
            <text:p>0.507276507276507</text:p>
          </table:table-cell>
          <table:table-cell office:value-type="float" office:value="0.481177120794607" calcext:value-type="float">
            <text:p>0.481177120794607</text:p>
          </table:table-cell>
          <table:table-cell office:value-type="float" office:value="0.488461538461538" calcext:value-type="float">
            <text:p>0.488461538461538</text:p>
          </table:table-cell>
          <table:table-cell office:value-type="float" office:value="0.479463671217093" calcext:value-type="float">
            <text:p>0.479463671217093</text:p>
          </table:table-cell>
          <table:table-cell office:value-type="float" office:value="0.485981308411215" calcext:value-type="float">
            <text:p>0.485981308411215</text:p>
          </table:table-cell>
          <table:table-cell office:value-type="float" office:value="0.493026756816468" calcext:value-type="float">
            <text:p>0.493026756816468</text:p>
          </table:table-cell>
          <table:table-cell office:value-type="float" office:value="0.495901639344262" calcext:value-type="float">
            <text:p>0.4959016393442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572564612326044" calcext:value-type="float">
            <text:p>0.5725646123260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806763285024155]</text:p>
          </table:table-cell>
          <table:table-cell office:value-type="string" calcext:value-type="string">
            <text:p>[10]</text:p>
          </table:table-cell>
          <table:table-cell office:value-type="float" office:value="0.555869744499383" calcext:value-type="float">
            <text:p>0.555869744499383</text:p>
          </table:table-cell>
          <table:table-cell office:value-type="float" office:value="0.551900797420046" calcext:value-type="float">
            <text:p>0.551900797420046</text:p>
          </table:table-cell>
          <table:table-cell office:value-type="float" office:value="0.570873786407767" calcext:value-type="float">
            <text:p>0.570873786407767</text:p>
          </table:table-cell>
          <table:table-cell office:value-type="float" office:value="0.547834957545102" calcext:value-type="float">
            <text:p>0.547834957545102</text:p>
          </table:table-cell>
          <table:table-cell office:value-type="float" office:value="0.552212389380531" calcext:value-type="float">
            <text:p>0.552212389380531</text:p>
          </table:table-cell>
          <table:table-cell office:value-type="float" office:value="0.560438580637388" calcext:value-type="float">
            <text:p>0.560438580637388</text:p>
          </table:table-cell>
          <table:table-cell office:value-type="float" office:value="0.568588469184891" calcext:value-type="float">
            <text:p>0.568588469184891</text:p>
          </table:table-cell>
          <table:table-cell office:value-type="float" office:value="0.563304642394996" calcext:value-type="float">
            <text:p>0.563304642394996</text:p>
          </table:table-cell>
          <table:table-cell office:value-type="float" office:value="0.572564612326044" calcext:value-type="float">
            <text:p>0.5725646123260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939759036144578]</text:p>
          </table:table-cell>
          <table:table-cell office:value-type="string" calcext:value-type="string">
            <text:p>[12]</text:p>
          </table:table-cell>
          <table:table-cell office:value-type="float" office:value="0.579706260538285" calcext:value-type="float">
            <text:p>0.579706260538285</text:p>
          </table:table-cell>
          <table:table-cell office:value-type="float" office:value="0.570895608011006" calcext:value-type="float">
            <text:p>0.570895608011006</text:p>
          </table:table-cell>
          <table:table-cell office:value-type="float" office:value="0.585106382978723" calcext:value-type="float">
            <text:p>0.585106382978723</text:p>
          </table:table-cell>
          <table:table-cell office:value-type="float" office:value="0.581324133197073" calcext:value-type="float">
            <text:p>0.581324133197073</text:p>
          </table:table-cell>
          <table:table-cell office:value-type="float" office:value="0.585106382978723" calcext:value-type="float">
            <text:p>0.585106382978723</text:p>
          </table:table-cell>
          <table:table-cell office:value-type="float" office:value="0.583992205109333" calcext:value-type="float">
            <text:p>0.583992205109333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0.582613095835728" calcext:value-type="float">
            <text:p>0.582613095835728</text:p>
          </table:table-cell>
          <table:table-cell office:value-type="float" office:value="0.592734225621415" calcext:value-type="float">
            <text:p>0.5927342256214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575342465753425" calcext:value-type="float">
            <text:p>0.5753424657534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681372549019608]</text:p>
          </table:table-cell>
          <table:table-cell office:value-type="string" calcext:value-type="string">
            <text:p>[11]</text:p>
          </table:table-cell>
          <table:table-cell office:value-type="float" office:value="0.55750000584379" calcext:value-type="float">
            <text:p>0.55750000584379</text:p>
          </table:table-cell>
          <table:table-cell office:value-type="float" office:value="0.557304605068104" calcext:value-type="float">
            <text:p>0.557304605068104</text:p>
          </table:table-cell>
          <table:table-cell office:value-type="float" office:value="0.566787003610108" calcext:value-type="float">
            <text:p>0.566787003610108</text:p>
          </table:table-cell>
          <table:table-cell office:value-type="float" office:value="0.553312363623381" calcext:value-type="float">
            <text:p>0.553312363623381</text:p>
          </table:table-cell>
          <table:table-cell office:value-type="float" office:value="0.566787003610108" calcext:value-type="float">
            <text:p>0.566787003610108</text:p>
          </table:table-cell>
          <table:table-cell office:value-type="float" office:value="0.563863128485492" calcext:value-type="float">
            <text:p>0.563863128485492</text:p>
          </table:table-cell>
          <table:table-cell office:value-type="float" office:value="0.575342465753425" calcext:value-type="float">
            <text:p>0.575342465753425</text:p>
          </table:table-cell>
          <table:table-cell office:value-type="float" office:value="0.555519926198185" calcext:value-type="float">
            <text:p>0.555519926198185</text:p>
          </table:table-cell>
          <table:table-cell office:value-type="float" office:value="0.562277580071174" calcext:value-type="float">
            <text:p>0.5622775800711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49079754601227" calcext:value-type="float">
            <text:p>0.490797546012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028776978417266]</text:p>
          </table:table-cell>
          <table:table-cell office:value-type="string" calcext:value-type="string">
            <text:p>[8]</text:p>
          </table:table-cell>
          <table:table-cell office:value-type="float" office:value="0.479664469002492" calcext:value-type="float">
            <text:p>0.479664469002492</text:p>
          </table:table-cell>
          <table:table-cell office:value-type="float" office:value="0.481353297350217" calcext:value-type="float">
            <text:p>0.481353297350217</text:p>
          </table:table-cell>
          <table:table-cell office:value-type="float" office:value="0.487603305785124" calcext:value-type="float">
            <text:p>0.487603305785124</text:p>
          </table:table-cell>
          <table:table-cell office:value-type="float" office:value="0.477434745664694" calcext:value-type="float">
            <text:p>0.477434745664694</text:p>
          </table:table-cell>
          <table:table-cell office:value-type="float" office:value="0.484342379958246" calcext:value-type="float">
            <text:p>0.484342379958246</text:p>
          </table:table-cell>
          <table:table-cell office:value-type="float" office:value="0.478088213160896" calcext:value-type="float">
            <text:p>0.478088213160896</text:p>
          </table:table-cell>
          <table:table-cell office:value-type="float" office:value="0.488461538461539" calcext:value-type="float">
            <text:p>0.488461538461539</text:p>
          </table:table-cell>
          <table:table-cell office:value-type="float" office:value="0.481781619834161" calcext:value-type="float">
            <text:p>0.481781619834161</text:p>
          </table:table-cell>
          <table:table-cell office:value-type="float" office:value="0.49079754601227" calcext:value-type="float">
            <text:p>0.490797546012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559356136820925" calcext:value-type="float">
            <text:p>0.5593561368209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671532846715328]</text:p>
          </table:table-cell>
          <table:table-cell office:value-type="string" calcext:value-type="string">
            <text:p>[10]</text:p>
          </table:table-cell>
          <table:table-cell office:value-type="float" office:value="0.537651245808183" calcext:value-type="float">
            <text:p>0.537651245808183</text:p>
          </table:table-cell>
          <table:table-cell office:value-type="float" office:value="0.533045721665363" calcext:value-type="float">
            <text:p>0.533045721665363</text:p>
          </table:table-cell>
          <table:table-cell office:value-type="float" office:value="0.54126679462572" calcext:value-type="float">
            <text:p>0.54126679462572</text:p>
          </table:table-cell>
          <table:table-cell office:value-type="float" office:value="0.55054994723392" calcext:value-type="float">
            <text:p>0.55054994723392</text:p>
          </table:table-cell>
          <table:table-cell office:value-type="float" office:value="0.559356136820925" calcext:value-type="float">
            <text:p>0.559356136820925</text:p>
          </table:table-cell>
          <table:table-cell office:value-type="float" office:value="0.524176085234149" calcext:value-type="float">
            <text:p>0.524176085234149</text:p>
          </table:table-cell>
          <table:table-cell office:value-type="float" office:value="0.527240773286467" calcext:value-type="float">
            <text:p>0.527240773286467</text:p>
          </table:table-cell>
          <table:table-cell office:value-type="float" office:value="0.5428332290993" calcext:value-type="float">
            <text:p>0.5428332290993</text:p>
          </table:table-cell>
          <table:table-cell office:value-type="float" office:value="0.547794117647059" calcext:value-type="float">
            <text:p>0.5477941176470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496842105263158" calcext:value-type="float">
            <text:p>0.4968421052631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127764127764128]</text:p>
          </table:table-cell>
          <table:table-cell office:value-type="string" calcext:value-type="string">
            <text:p>[6]</text:p>
          </table:table-cell>
          <table:table-cell office:value-type="float" office:value="0.468976225509469" calcext:value-type="float">
            <text:p>0.468976225509469</text:p>
          </table:table-cell>
          <table:table-cell office:value-type="float" office:value="0.470376198731455" calcext:value-type="float">
            <text:p>0.470376198731455</text:p>
          </table:table-cell>
          <table:table-cell office:value-type="float" office:value="0.496842105263158" calcext:value-type="float">
            <text:p>0.496842105263158</text:p>
          </table:table-cell>
          <table:table-cell office:value-type="float" office:value="0.462034929612004" calcext:value-type="float">
            <text:p>0.462034929612004</text:p>
          </table:table-cell>
          <table:table-cell office:value-type="float" office:value="0.465020576131687" calcext:value-type="float">
            <text:p>0.465020576131687</text:p>
          </table:table-cell>
          <table:table-cell office:value-type="float" office:value="0.476236615647783" calcext:value-type="float">
            <text:p>0.476236615647783</text:p>
          </table:table-cell>
          <table:table-cell office:value-type="float" office:value="0.48659793814433" calcext:value-type="float">
            <text:p>0.48659793814433</text:p>
          </table:table-cell>
          <table:table-cell office:value-type="float" office:value="0.467257158046632" calcext:value-type="float">
            <text:p>0.467257158046632</text:p>
          </table:table-cell>
          <table:table-cell office:value-type="float" office:value="0.46969696969697" calcext:value-type="float">
            <text:p>0.4696969696969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451063161950162" calcext:value-type="float">
            <text:p>0.451063161950162</text:p>
          </table:table-cell>
          <table:table-cell table:number-columns-repeated="5"/>
          <table:table-cell table:formula="of:=AVERAGE([.I2:.I16])" office:value-type="float" office:value="0.41202095719385" calcext:value-type="float">
            <text:p>0.41202095719385</text:p>
          </table:table-cell>
          <table:table-cell table:formula="of:=AVERAGE([.J2:.J16])" office:value-type="float" office:value="0.407883011802108" calcext:value-type="float">
            <text:p>0.407883011802108</text:p>
          </table:table-cell>
          <table:table-cell table:formula="of:=AVERAGE([.K2:.K16])" office:value-type="float" office:value="0.443530215936228" calcext:value-type="float">
            <text:p>0.443530215936228</text:p>
          </table:table-cell>
          <table:table-cell table:formula="of:=AVERAGE([.L2:.L16])" office:value-type="float" office:value="0.406248913446552" calcext:value-type="float">
            <text:p>0.406248913446552</text:p>
          </table:table-cell>
          <table:table-cell table:formula="of:=AVERAGE([.M2:.M16])" office:value-type="float" office:value="0.438130736436469" calcext:value-type="float">
            <text:p>0.438130736436469</text:p>
          </table:table-cell>
          <table:table-cell table:formula="of:=AVERAGE([.N2:.N16])" office:value-type="float" office:value="0.41948681156656" calcext:value-type="float">
            <text:p>0.41948681156656</text:p>
          </table:table-cell>
          <table:table-cell table:formula="of:=AVERAGE([.O2:.O16])" office:value-type="float" office:value="0.427677093172899" calcext:value-type="float">
            <text:p>0.427677093172899</text:p>
          </table:table-cell>
          <table:table-cell table:formula="of:=AVERAGE([.P2:.P16])" office:value-type="float" office:value="0.414465091960181" calcext:value-type="float">
            <text:p>0.414465091960181</text:p>
          </table:table-cell>
          <table:table-cell table:formula="of:=AVERAGE([.Q2:.Q16])" office:value-type="float" office:value="0.440859369253647" calcext:value-type="float">
            <text:p>0.440859369253647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594594594594595" calcext:value-type="float">
            <text:p>0.59459459459459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57683336119295" calcext:value-type="float">
            <text:p>0.15768333611929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7T09:34:15.813077682</dc:date>
    <meta:editing-duration>PT1M41S</meta:editing-duration>
    <meta:editing-cycles>1</meta:editing-cycles>
    <meta:document-statistic meta:table-count="1" meta:cell-count="288" meta:object-count="0"/>
    <meta:generator>LibreOffice/6.0.7.3$Linux_X86_64 LibreOffice_project/00m0$Build-3</meta:generator>
  </office:meta>
</office:document-meta>
</file>